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607" officeooo:paragraph-rsid="0008e607"/>
    </style:style>
    <style:style style:name="P2" style:family="paragraph" style:parent-style-name="Standard">
      <style:text-properties officeooo:rsid="0008e607" officeooo:paragraph-rsid="000aa968"/>
    </style:style>
    <style:style style:name="P3" style:family="paragraph" style:parent-style-name="Standard">
      <style:text-properties officeooo:rsid="000aa968" officeooo:paragraph-rsid="000aa968"/>
    </style:style>
    <style:style style:name="P4" style:family="paragraph" style:parent-style-name="Standard">
      <style:text-properties officeooo:rsid="000b9d26" officeooo:paragraph-rsid="000b9d26"/>
    </style:style>
    <style:style style:name="T1" style:family="text">
      <style:text-properties officeooo:rsid="000aa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a-</text:p>
      <text:p text:style-name="P2"><text:span text:style-name="T1">1:</text:span>C+2T(<text:span text:style-name="T1">n</text:span>/2) <text:s text:c="5"/><text:span text:style-name="T1">O(n)=n</text:span></text:p>
      <text:p text:style-name="P3">2:O(n)=n</text:p>
      <text:p text:style-name="P1">b-<text:span text:style-name="T1">Es mas eficiente el algoritmo iterativo porque los llamados a función, porque el primero no sirve para todos los casos y porque el espacio en memoria utilizado por el primero es mucho mayor.</text:span></text:p>
      <text:p text:style-name="P1">c-<text:span text:style-name="T1">para los tamaños que no son <text:s/>potencia de 2.</text:span></text:p>
      <text:p text:style-name="P1"/>
      <text:p text:style-name="P4">3</text:p>
      <text:p text:style-name="P4">1. T(n) = 2T(n/2) + n​4</text:p>
      <text:p text:style-name="P4">2. T(n) = 2T(7n/10) + n</text:p>
      <text:p text:style-name="P4">3. T(n) = 16T(n/4) + n​2</text:p>
      <text:p text:style-name="P4">4. T(n) = 7T(n/3) + n​2</text:p>
      <text:p text:style-name="P4">5. T(n) = 7T(n/2) + n​2</text:p>
      <text:p text:style-name="P4">6. T(n) = 2T(n/4) + ​√​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25:30.760357420</meta:creation-date>
    <dc:date>2018-05-11T18:12:42.984647469</dc:date>
    <meta:editing-duration>PT5M31S</meta:editing-duration>
    <meta:editing-cycles>1</meta:editing-cycles>
    <meta:document-statistic meta:table-count="0" meta:image-count="0" meta:object-count="0" meta:page-count="1" meta:paragraph-count="12" meta:word-count="83" meta:character-count="413" meta:non-whitespace-character-count="325"/>
    <meta:generator>LibreOffice/6.0.3.2$Linux_X86_64 LibreOffice_project/00m0$Build-2</meta:generator>
  </office:meta>
</office:document-meta>
</file>